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pt" svg:height="255.23pt" svg:x="178.72pt" svg:y="24.09pt">
            <loext:p draw:notify-on-update-of-ranges="Sheet1.A1:Sheet1.A1 Sheet1.A2:Sheet1.A5 Sheet1.B1:Sheet1.B1 Sheet1.B2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bProcesses</text:p>
          </table:table-cell>
          <table:table-cell office:value-type="string" calcext:value-type="string">
            <text:p>Time to proc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0253" calcext:value-type="float">
            <text:p>5.702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00881" calcext:value-type="float">
            <text:p>3.3008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06472" calcext:value-type="float">
            <text:p>2.7064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92126" calcext:value-type="float">
            <text:p>3.2921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8:44:29.322723007</meta:creation-date>
    <dc:date>2019-12-08T18:58:17.523529012</dc:date>
    <meta:editing-duration>PT3M37S</meta:editing-duration>
    <meta:editing-cycles>2</meta:editing-cycles>
    <meta:generator>LibreOffice/5.1.6.2$Linux_X86_64 LibreOffice_project/1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title svg:x="6.817cm" svg:y="0.316cm" chart:style-name="ch2">
          <text:p>Merge Sort</text:p>
        </chart:title>
        <chart:plot-area chart:style-name="ch3" table:cell-range-address="Sheet1.A1:Sheet1.B5" chart:data-source-has-labels="row" svg:x="1.33cm" svg:y="1.275cm" svg:width="14.347cm" svg:height="6.569cm">
          <chartooo:coordinate-region svg:x="1.766cm" svg:y="1.474cm" svg:width="13.817cm" svg:height="5.723cm"/>
          <chart:axis chart:dimension="x" chart:name="primary-x" chart:style-name="ch4">
            <chart:title svg:x="6.938cm" svg:y="8.024cm" chart:style-name="ch5">
              <text:p>number of processes</text:p>
            </chart:title>
          </chart:axis>
          <chart:axis chart:dimension="y" chart:name="primary-y" chart:style-name="ch4">
            <chart:title svg:x="0.451cm" svg:y="4.921cm" chart:style-name="ch6">
              <text:p>time</text:p>
            </chart:title>
            <chart:grid chart:style-name="ch7" chart:class="major"/>
          </chart:axis>
          <chart:series chart:style-name="ch8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to proces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</svg:desc>
                </draw:g>
              </table:table-cell>
              <table:table-cell office:value-type="float" office:value="5.70253">
                <text:p>5.70253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300881">
                <text:p>3.300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706472">
                <text:p>2.706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292126">
                <text:p>3.2921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